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fill-color="#ffffff" draw:textarea-horizontal-align="left" draw:auto-grow-width="true" fo:min-height="0.295cm" fo:min-width="0cm"/>
    </style:style>
    <style:style style:name="gr3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" style:family="graphic" style:parent-style-name="standard">
      <style:graphic-properties draw:stroke="solid" svg:stroke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99ccff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143cm" fo:min-width="2.637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143cm" fo:min-width="0.616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143cm" fo:min-width="2.751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143cm" fo:min-width="0.283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143cm" fo:min-width="2.617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458cm" fo:min-width="1.827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143cm" fo:min-width="0.988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143cm" fo:min-width="1.321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 style:text-outline="false" style:text-line-through-style="none" fo:font-family="'Times New Roman'" style:font-family-generic="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size-asian="14pt" style:font-family-complex="'Times New Roman'" style:font-family-generic-complex="roman" style:font-size-complex="14pt" style:text-scale="100%" style:text-overline-style="none" style:text-overline-color="font-color"/>
    </style:style>
    <style:style style:name="P3" style:family="paragraph">
      <style:text-properties style:use-window-font-color="true" style:text-outline="false" style:text-line-through-style="none" fo:font-family="Arial" style:font-family-generic="swis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size-asian="10pt" style:font-family-complex="Arial" style:font-family-generic-complex="swiss" style:font-size-complex="10pt" style:text-scale="100%" style:text-overline-style="none" style:text-overline-color="font-color"/>
    </style:style>
    <style:style style:name="P4" style:family="paragraph">
      <style:text-properties style:use-window-font-color="true" style:text-outline="false" style:text-line-through-style="none" fo:font-family="Arial" style:font-family-generic="swiss" fo:font-size="18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size-asian="18pt" style:font-family-complex="Arial" style:font-family-generic-complex="swiss" style:font-size-complex="18pt" style:text-scale="100%" style:text-overline-style="none" style:text-overline-color="font-colo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style:use-window-font-color="true" style:text-outline="false" style:text-line-through-style="none" fo:font-family="'Times New Roman'" style:font-family-generic="roman" fo:font-size="14pt" fo:letter-spacing="normal" fo:font-style="normal" fo:text-shadow="none" style:text-underline-style="none" fo:font-weight="normal" style:text-underline-mode="continuous" style:text-overline-mode="continuous" style:text-line-through-mode="continuous" style:font-family-asian="'Times New Roman'" style:font-family-generic-asian="roman" style:font-size-asian="14pt" style:font-family-complex="'Times New Roman'" style:font-family-generic-complex="roman" style:font-size-complex="14pt" style:text-scale="100%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swiss" fo:font-size="10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size-asian="10pt" style:font-family-complex="Arial" style:font-family-generic-complex="swiss" style:font-size-complex="10pt" style:text-scale="100%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swiss" fo:font-size="18pt" fo:letter-spacing="normal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size-asian="18pt" style:font-family-complex="Arial" style:font-family-generic-complex="swiss" style:font-size-complex="18pt" style:text-scale="100%" style:text-overline-style="none" style:text-overline-color="font-color"/>
    </style:style>
    <style:style style:name="T4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6.523cm" svg:height="1.448cm" svg:x="2.937cm" svg:y="17.225cm">
          <text:p/>
        </draw:rect>
        <draw:frame draw:style-name="gr2" draw:text-style-name="P2" draw:layer="layout" svg:width="0.625cm" svg:height="0.81cm" svg:x="2.937cm" svg:y="17.225cm">
          <draw:text-box>
            <text:p><text:span text:style-name="T1"><text:s/></text:span></text:p>
          </draw:text-box>
        </draw:frame>
        <draw:rect draw:style-name="gr1" draw:text-style-name="P1" draw:layer="layout" svg:width="8.874cm" svg:height="1.448cm" svg:x="11.113cm" svg:y="17.225cm">
          <text:p/>
        </draw:rect>
        <draw:frame draw:style-name="gr2" draw:text-style-name="P2" draw:layer="layout" svg:width="0.625cm" svg:height="0.81cm" svg:x="15.489cm" svg:y="17.225cm">
          <draw:text-box>
            <text:p><text:span text:style-name="T1"><text:s/></text:span></text:p>
          </draw:text-box>
        </draw:frame>
        <draw:polygon draw:style-name="gr3" draw:text-style-name="P1" draw:layer="layout" svg:width="4.444cm" svg:height="3.174cm" svg:x="3.442cm" svg:y="1.27cm" svg:viewBox="0 0 4445 3175" draw:points="2223,3175 0,3175 0,0 4445,0 4445,3175">
          <text:p/>
        </draw:polygon>
        <draw:polyline draw:style-name="gr4" draw:text-style-name="P1" draw:layer="layout" svg:width="4.444cm" svg:height="3.174cm" svg:x="3.442cm" svg:y="1.27cm" svg:viewBox="0 0 4445 3175" draw:points="2223,3175 0,3175 0,0 4445,0 4445,3175 2223,3175">
          <text:p/>
        </draw:polyline>
        <draw:polygon draw:style-name="gr5" draw:text-style-name="P1" draw:layer="layout" svg:width="10.159cm" svg:height="13.333cm" svg:x="12.967cm" svg:y="1.905cm" svg:viewBox="0 0 10160 13334" draw:points="5080,13334 0,13334 0,0 10160,0 10160,13334">
          <text:p/>
        </draw:polygon>
        <draw:polyline draw:style-name="gr4" draw:text-style-name="P1" draw:layer="layout" svg:width="10.159cm" svg:height="13.333cm" svg:x="12.967cm" svg:y="1.905cm" svg:viewBox="0 0 10160 13334" draw:points="5080,13334 0,13334 0,0 10160,0 10160,13334 5080,13334">
          <text:p/>
        </draw:polyline>
        <draw:frame draw:style-name="gr6" draw:text-style-name="P3" draw:layer="layout" svg:width="3.639cm" svg:height="0.64cm" svg:x="16.477cm" svg:y="2.536cm">
          <draw:text-box>
            <text:p><text:span text:style-name="T2">ChessGrid2D_Form</text:span></text:p>
          </draw:text-box>
        </draw:frame>
        <draw:polygon draw:style-name="gr5" draw:text-style-name="P1" draw:layer="layout" svg:width="3.809cm" svg:height="2.539cm" svg:x="18.681cm" svg:y="3.175cm" svg:viewBox="0 0 3810 2540" draw:points="1905,2540 0,2540 0,0 3810,0 3810,2540">
          <text:p/>
        </draw:polygon>
        <draw:polyline draw:style-name="gr4" draw:text-style-name="P1" draw:layer="layout" svg:width="3.809cm" svg:height="2.539cm" svg:x="18.681cm" svg:y="3.175cm" svg:viewBox="0 0 3810 2540" draw:points="1905,2540 0,2540 0,0 3810,0 3810,2540 1905,2540">
          <text:p/>
        </draw:polyline>
        <draw:frame draw:style-name="gr7" draw:text-style-name="P3" draw:layer="layout" svg:width="1.615cm" svg:height="0.64cm" svg:x="20.03cm" svg:y="3.66cm">
          <draw:text-box>
            <text:p><text:span text:style-name="T2">Grid2D</text:span></text:p>
          </draw:text-box>
        </draw:frame>
        <draw:frame draw:style-name="gr8" draw:text-style-name="P3" draw:layer="layout" svg:width="3.728cm" svg:height="0.64cm" svg:x="18.973cm" svg:y="4.438cm">
          <draw:text-box>
            <text:p><text:span text:style-name="T2">(Manipulates Visible </text:span></text:p>
          </draw:text-box>
        </draw:frame>
        <draw:frame draw:style-name="gr9" draw:text-style-name="P3" draw:layer="layout" svg:width="1.285cm" svg:height="0.64cm" svg:x="20.195cm" svg:y="4.827cm">
          <draw:text-box>
            <text:p><text:span text:style-name="T2">Grid)</text:span></text:p>
          </draw:text-box>
        </draw:frame>
        <draw:polygon draw:style-name="gr5" draw:text-style-name="P1" draw:layer="layout" svg:width="8.887cm" svg:height="8.254cm" svg:x="13.604cm" svg:y="6.35cm" svg:viewBox="0 0 8888 8255" draw:points="4444,8255 0,8255 0,0 8888,0 8888,8255">
          <text:p/>
        </draw:polygon>
        <draw:polyline draw:style-name="gr4" draw:text-style-name="P1" draw:layer="layout" svg:width="8.887cm" svg:height="8.254cm" svg:x="13.604cm" svg:y="6.35cm" svg:viewBox="0 0 8888 8255" draw:points="4444,8255 0,8255 0,0 8888,0 8888,8255 4444,8255">
          <text:p/>
        </draw:polyline>
        <draw:frame draw:style-name="gr10" draw:text-style-name="P3" draw:layer="layout" svg:width="3.609cm" svg:height="0.64cm" svg:x="16.493cm" svg:y="6.581cm">
          <draw:text-box>
            <text:p><text:span text:style-name="T2">ChessGrid2D_Base</text:span></text:p>
          </draw:text-box>
        </draw:frame>
        <draw:polygon draw:style-name="gr5" draw:text-style-name="P1" draw:layer="layout" svg:width="5.714cm" svg:height="5.714cm" svg:x="16.141cm" svg:y="8.255cm" svg:viewBox="0 0 5715 5715" draw:points="2858,5715 0,5715 0,0 5715,0 5715,5715">
          <text:p/>
        </draw:polygon>
        <draw:polyline draw:style-name="gr4" draw:text-style-name="P1" draw:layer="layout" svg:width="5.714cm" svg:height="5.714cm" svg:x="16.141cm" svg:y="8.255cm" svg:viewBox="0 0 5715 5715" draw:points="2858,5715 0,5715 0,0 5715,0 5715,5715 2858,5715">
          <text:p/>
        </draw:polyline>
        <draw:frame draw:style-name="gr11" draw:text-style-name="P4" draw:layer="layout" svg:width="2.826cm" svg:height="0.963cm" svg:x="17.836cm" svg:y="8.617cm">
          <draw:text-box>
            <text:p><text:span text:style-name="T3">UIBoard</text:span></text:p>
          </draw:text-box>
        </draw:frame>
        <draw:polygon draw:style-name="gr5" draw:text-style-name="P1" draw:layer="layout" svg:width="1.904cm" svg:height="0.846cm" svg:x="19.316cm" svg:y="10.794cm" svg:viewBox="0 0 1905 847" draw:points="953,847 0,847 0,0 1905,0 1905,847">
          <text:p/>
        </draw:polygon>
        <draw:polyline draw:style-name="gr4" draw:text-style-name="P1" draw:layer="layout" svg:width="1.904cm" svg:height="0.846cm" svg:x="19.316cm" svg:y="10.794cm" svg:viewBox="0 0 1905 847" draw:points="953,847 0,847 0,0 1905,0 1905,847 953,847">
          <text:p/>
        </draw:polyline>
        <draw:frame draw:style-name="gr12" draw:text-style-name="P3" draw:layer="layout" svg:width="1.984cm" svg:height="0.64cm" svg:x="19.527cm" svg:y="11.016cm">
          <draw:text-box>
            <text:p><text:span text:style-name="T2">UISquare</text:span></text:p>
          </draw:text-box>
        </draw:frame>
        <draw:polygon draw:style-name="gr5" draw:text-style-name="P1" draw:layer="layout" svg:width="1.904cm" svg:height="0.845cm" svg:x="19.316cm" svg:y="11.641cm" svg:viewBox="0 0 1905 846" draw:points="953,846 0,846 0,0 1905,0 1905,846">
          <text:p/>
        </draw:polygon>
        <draw:polyline draw:style-name="gr4" draw:text-style-name="P1" draw:layer="layout" svg:width="1.904cm" svg:height="0.845cm" svg:x="19.316cm" svg:y="11.641cm" svg:viewBox="0 0 1905 846" draw:points="953,846 0,846 0,0 1905,0 1905,846 953,846">
          <text:p/>
        </draw:polyline>
        <draw:frame draw:style-name="gr12" draw:text-style-name="P3" draw:layer="layout" svg:width="1.984cm" svg:height="0.64cm" svg:x="19.527cm" svg:y="11.863cm">
          <draw:text-box>
            <text:p><text:span text:style-name="T2">UISquare</text:span></text:p>
          </draw:text-box>
        </draw:frame>
        <draw:polygon draw:style-name="gr5" draw:text-style-name="P1" draw:layer="layout" svg:width="1.904cm" svg:height="0.846cm" svg:x="19.316cm" svg:y="12.487cm" svg:viewBox="0 0 1905 847" draw:points="953,847 0,847 0,0 1905,0 1905,847">
          <text:p/>
        </draw:polygon>
        <draw:polyline draw:style-name="gr4" draw:text-style-name="P1" draw:layer="layout" svg:width="1.904cm" svg:height="0.846cm" svg:x="19.316cm" svg:y="12.487cm" svg:viewBox="0 0 1905 847" draw:points="953,847 0,847 0,0 1905,0 1905,847 953,847">
          <text:p/>
        </draw:polyline>
        <draw:frame draw:style-name="gr12" draw:text-style-name="P3" draw:layer="layout" svg:width="1.984cm" svg:height="0.64cm" svg:x="19.527cm" svg:y="12.709cm">
          <draw:text-box>
            <text:p><text:span text:style-name="T2">UISquare</text:span></text:p>
          </draw:text-box>
        </draw:frame>
        <draw:polygon draw:style-name="gr5" draw:text-style-name="P1" draw:layer="layout" svg:width="1.904cm" svg:height="0.634cm" svg:x="13.602cm" svg:y="3.175cm" svg:viewBox="0 0 1905 635" draw:points="953,635 0,635 0,0 1905,0 1905,635">
          <text:p/>
        </draw:polygon>
        <draw:polyline draw:style-name="gr4" draw:text-style-name="P1" draw:layer="layout" svg:width="1.904cm" svg:height="0.634cm" svg:x="13.602cm" svg:y="3.175cm" svg:viewBox="0 0 1905 635" draw:points="953,635 0,635 0,0 1905,0 1905,635 953,635">
          <text:p/>
        </draw:polyline>
        <draw:frame draw:style-name="gr13" draw:text-style-name="P3" draw:layer="layout" svg:width="2.314cm" svg:height="0.64cm" svg:x="13.648cm" svg:y="3.291cm">
          <draw:text-box>
            <text:p><text:span text:style-name="T2">BoardMode</text:span>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5" draw:text-style-name="P1" draw:layer="layout" svg:width="6.35cm" svg:height="1.27cm" svg:x="2.54cm" svg:y="16.51cm">
          <text:p text:style-name="P1">Test Harness</text:p>
        </draw:rect>
        <draw:rect draw:style-name="gr15" draw:text-style-name="P1" draw:layer="layout" svg:width="6.35cm" svg:height="1.27cm" svg:x="2.54cm" svg:y="13.335cm">
          <text:p text:style-name="P1">WinUIParts</text:p>
        </draw:rect>
        <draw:rect draw:style-name="gr15" draw:text-style-name="P1" draw:layer="layout" svg:width="6.985cm" svg:height="1.27cm" svg:x="9.525cm" svg:y="1.27cm">
          <text:p text:style-name="P1">ChessMangler.exe</text:p>
        </draw:rect>
        <draw:rect draw:style-name="gr15" draw:text-style-name="P1" draw:layer="layout" svg:width="6.35cm" svg:height="1.27cm" svg:x="2.54cm" svg:y="3.81cm">
          <text:p text:style-name="P1">Communications</text:p>
        </draw:rect>
        <draw:rect draw:style-name="gr15" draw:text-style-name="P1" draw:layer="layout" svg:width="6.35cm" svg:height="1.27cm" svg:x="2.488cm" svg:y="6.504cm">
          <text:p text:style-name="P1">Data</text:p>
        </draw:rect>
        <draw:rect draw:style-name="gr15" draw:text-style-name="P1" draw:layer="layout" svg:width="6.35cm" svg:height="1.27cm" svg:x="2.488cm" svg:y="8.941cm">
          <text:p text:style-name="P1">Engine</text:p>
        </draw:rect>
        <draw:custom-shape draw:style-name="gr16" draw:text-style-name="P5" draw:layer="layout" svg:width="5.08cm" svg:height="1.905cm" svg:x="17.78cm" svg:y="0.635cm">
          <text:p text:style-name="P1"><text:span text:style-name="T4">Starts up Program.</text:span></text:p>
          <text:p text:style-name="P1"><text:span text:style-name="T4">Checks for Config File</text:span></text:p>
          <draw:enhanced-geometry svg:viewBox="0 0 21600 21600" draw:text-areas="800 800 20800 20800" draw:type="round-rectangular-callout" draw:modifiers="-5454.20192875418 15163.06400839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5" draw:text-style-name="P1" draw:layer="layout" svg:width="6.35cm" svg:height="1.27cm" svg:x="2.54cm" svg:y="11.43cm">
          <text:p text:style-name="P1">Settings</text:p>
        </draw:rect>
        <draw:custom-shape draw:style-name="gr16" draw:text-style-name="P5" draw:layer="layout" svg:width="6.985cm" svg:height="1.905cm" svg:x="10.16cm" svg:y="3.175cm">
          <text:p text:style-name="P1"><text:span text:style-name="T4">Connects program to IM Clients</text:span></text:p>
          <text:p text:style-name="P1"><text:span text:style-name="T4">- refs various comms libraries here..</text:span></text:p>
          <draw:enhanced-geometry svg:viewBox="0 0 21600 21600" draw:text-areas="800 800 20800 20800" draw:type="round-rectangular-callout" draw:modifiers="-3660.8073289436 15775.02623294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8.255cm" svg:height="1.905cm" svg:x="10.16cm" svg:y="6.35cm">
          <text:p text:style-name="P1"><text:span text:style-name="T4">Connects Config API to App/Game Database</text:span></text:p>
          <text:p text:style-name="P1"><text:span text:style-name="T4">API for Data Calls</text:span></text:p>
          <text:p text:style-name="P1"><text:span text:style-name="T4">App never talks to this guy directly</text:span></text:p>
          <text:p text:style-name="P1"><text:span text:style-name="T4">refs System.Data.SqLite</text:span></text:p>
          <draw:enhanced-geometry svg:viewBox="0 0 21600 21600" draw:text-areas="800 800 20800 20800" draw:type="round-rectangular-callout" draw:modifiers="-3369.76744186046 7558.8667366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6.35cm" svg:height="3.81cm" svg:x="16.51cm" svg:y="8.89cm">
          <text:p text:style-name="P1"><text:span text:style-name="T4">- Common stuff defined here</text:span></text:p>
          <text:p text:style-name="P1"><text:span text:style-name="T4">- Types</text:span></text:p>
          <text:p text:style-name="P1"><text:span text:style-name="T4"><text:s text:c="7"/></text:span><text:span text:style-name="T4">- Interfaces</text:span></text:p>
          <text:p text:style-name="P1"><text:span text:style-name="T4"><text:s text:c="13"/></text:span><text:span text:style-name="T4">- Piece Objects</text:span></text:p>
          <text:p text:style-name="P1"><text:span text:style-name="T4"><text:s text:c="8"/></text:span><text:span text:style-name="T4">- Board Defs</text:span></text:p>
          <text:p text:style-name="P1"><text:span text:style-name="T4"/></text:p>
          <text:p text:style-name="P1"><text:span text:style-name="T4">- API for Config File calls</text:span></text:p>
          <text:p text:style-name="P1"><text:span text:style-name="T4"><text:s text:c="5"/></text:span><text:span text:style-name="T4">- XML File manipulation</text:span></text:p>
          <draw:enhanced-geometry svg:viewBox="0 0 21600 21600" draw:text-areas="800 800 20800 20800" draw:type="round-rectangular-callout" draw:modifiers="-26157.3925366084 1507.63579113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5.08cm" svg:height="2.54cm" svg:x="10.16cm" svg:y="10.795cm">
          <text:p text:style-name="P1"><text:span text:style-name="T4">Configuration API</text:span></text:p>
          <text:p text:style-name="P1"><text:span text:style-name="T4"/></text:p>
          <text:p text:style-name="P1"><text:span text:style-name="T4">Makes direct calls to both </text:span></text:p>
          <text:p text:style-name="P1"><text:span text:style-name="T4">config file and DB from here</text:span></text:p>
          <text:p text:style-name="P1"><text:span text:style-name="T4"/></text:p>
          <draw:enhanced-geometry svg:viewBox="0 0 21600 21600" draw:text-areas="800 800 20800 20800" draw:type="round-rectangular-callout" draw:modifiers="-5369.17929541429 10651.23966942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10.795cm" svg:height="1.905cm" svg:x="10.16cm" svg:y="13.97cm">
          <text:p text:style-name="P1"><text:span text:style-name="T4">This is where all the code goes that requires</text:span></text:p>
          <text:p text:style-name="P1"><text:span text:style-name="T4">Windows.Forms. <text:s/>Code here will be mobile, as it will constantly</text:span></text:p>
          <text:p text:style-name="P1"><text:span text:style-name="T4">Be refactored to other libraries as code is made more abstract</text:span></text:p>
          <text:p text:style-name="P1"><text:span text:style-name="T4"/></text:p>
          <draw:enhanced-geometry svg:viewBox="0 0 21600 21600" draw:text-areas="800 800 20800 20800" draw:type="round-rectangular-callout" draw:modifiers="-2524.9351611708 861.2801678908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7.62cm" svg:height="1.27cm" svg:x="11.43cm" svg:y="17.145cm">
          <text:p text:style-name="P1"><text:span text:style-name="T4">All Unit &amp; Integration tests are done here</text:span></text:p>
          <draw:enhanced-geometry svg:viewBox="0 0 21600 21600" draw:text-areas="800 800 20800 20800" draw:type="round-rectangular-callout" draw:modifiers="-7179.21532607269 -4197.639653815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7" draw:layer="layout" svg:width="9.525cm" svg:height="0.963cm" svg:x="0.635cm" svg:y="0.307cm">
          <draw:text-box>
            <text:p>Communications</text:p>
          </draw:text-box>
        </draw:frame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7" draw:layer="layout" svg:width="9.525cm" svg:height="0.963cm" svg:x="0.636cm" svg:y="0.308cm">
          <draw:text-box>
            <text:p>Data</text:p>
          </draw:text-box>
        </draw:frame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7" draw:layer="layout" svg:width="9.525cm" svg:height="0.963cm" svg:x="0.636cm" svg:y="0.308cm">
          <draw:text-box>
            <text:p>Engine</text:p>
          </draw:text-box>
        </draw:frame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7" draw:layer="layout" svg:width="9.525cm" svg:height="0.963cm" svg:x="0.636cm" svg:y="0.308cm">
          <draw:text-box>
            <text:p>Settings</text:p>
          </draw:text-box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7" draw:layer="layout" svg:width="9.525cm" svg:height="0.963cm" svg:x="0.636cm" svg:y="0.308cm">
          <draw:text-box>
            <text:p>WinUIParts</text:p>
          </draw:text-box>
        </draw:frame>
        <draw:rect draw:style-name="gr15" draw:text-style-name="P1" draw:layer="layout" svg:width="3.175cm" svg:height="1.905cm" svg:x="1.27cm" svg:y="3.175cm">
          <text:p text:style-name="P1">UIBoard</text:p>
        </draw:rect>
        <draw:rect draw:style-name="gr15" draw:text-style-name="P1" draw:layer="layout" svg:width="3.175cm" svg:height="1.905cm" svg:x="1.27cm" svg:y="15.875cm">
          <text:p text:style-name="P1">About</text:p>
        </draw:rect>
        <draw:rect draw:style-name="gr15" draw:text-style-name="P1" draw:layer="layout" svg:width="3.81cm" svg:height="1.905cm" svg:x="1.27cm" svg:y="13.335cm">
          <text:p text:style-name="P1">DebugForm</text:p>
        </draw:rect>
        <draw:rect draw:style-name="gr15" draw:text-style-name="P1" draw:layer="layout" svg:width="3.175cm" svg:height="1.905cm" svg:x="1.27cm" svg:y="10.795cm">
          <text:p text:style-name="P1">GameList</text:p>
        </draw:rect>
        <draw:rect draw:style-name="gr15" draw:text-style-name="P1" draw:layer="layout" svg:width="3.175cm" svg:height="1.905cm" svg:x="1.27cm" svg:y="8.255cm">
          <text:p text:style-name="P1">Options</text:p>
        </draw:rect>
        <draw:rect draw:style-name="gr15" draw:text-style-name="P1" draw:layer="layout" svg:width="3.175cm" svg:height="1.905cm" svg:x="1.27cm" svg:y="5.715cm">
          <text:p text:style-name="P1">Squares</text:p>
        </draw:rect>
        <draw:rect draw:style-name="gr15" draw:text-style-name="P1" draw:layer="layout" svg:width="5.715cm" svg:height="1.905cm" svg:x="6.35cm" svg:y="3.175cm">
          <text:p text:style-name="P1">UniquePieceMenu</text:p>
        </draw:rect>
        <draw:polygon draw:style-name="gr5" draw:text-style-name="P1" draw:layer="layout" svg:width="10.159cm" svg:height="13.333cm" svg:x="17.146cm" svg:y="0.636cm" svg:viewBox="0 0 10160 13334" draw:points="5080,13334 0,13334 0,0 10160,0 10160,13334">
          <text:p/>
        </draw:polygon>
        <draw:polyline draw:style-name="gr4" draw:text-style-name="P1" draw:layer="layout" svg:width="10.159cm" svg:height="13.333cm" svg:x="17.146cm" svg:y="0.636cm" svg:viewBox="0 0 10160 13334" draw:points="5080,13334 0,13334 0,0 10160,0 10160,13334 5080,13334">
          <text:p/>
        </draw:polyline>
        <draw:frame draw:style-name="gr6" draw:text-style-name="P3" draw:layer="layout" svg:width="3.639cm" svg:height="0.64cm" svg:x="20.656cm" svg:y="1.267cm">
          <draw:text-box>
            <text:p><text:span text:style-name="T2">ChessGrid2D_Form</text:span></text:p>
          </draw:text-box>
        </draw:frame>
        <draw:polygon draw:style-name="gr5" draw:text-style-name="P1" draw:layer="layout" svg:width="3.809cm" svg:height="2.539cm" svg:x="22.86cm" svg:y="1.906cm" svg:viewBox="0 0 3810 2540" draw:points="1905,2540 0,2540 0,0 3810,0 3810,2540">
          <text:p/>
        </draw:polygon>
        <draw:polyline draw:style-name="gr4" draw:text-style-name="P1" draw:layer="layout" svg:width="3.809cm" svg:height="2.539cm" svg:x="22.86cm" svg:y="1.906cm" svg:viewBox="0 0 3810 2540" draw:points="1905,2540 0,2540 0,0 3810,0 3810,2540 1905,2540">
          <text:p/>
        </draw:polyline>
        <draw:frame draw:style-name="gr7" draw:text-style-name="P3" draw:layer="layout" svg:width="1.615cm" svg:height="0.64cm" svg:x="24.209cm" svg:y="2.391cm">
          <draw:text-box>
            <text:p><text:span text:style-name="T2">Grid2D</text:span></text:p>
          </draw:text-box>
        </draw:frame>
        <draw:frame draw:style-name="gr8" draw:text-style-name="P3" draw:layer="layout" svg:width="3.728cm" svg:height="0.64cm" svg:x="23.152cm" svg:y="3.169cm">
          <draw:text-box>
            <text:p><text:span text:style-name="T2">(Manipulates Visible </text:span></text:p>
          </draw:text-box>
        </draw:frame>
        <draw:frame draw:style-name="gr9" draw:text-style-name="P3" draw:layer="layout" svg:width="1.285cm" svg:height="0.64cm" svg:x="24.374cm" svg:y="3.558cm">
          <draw:text-box>
            <text:p><text:span text:style-name="T2">Grid)</text:span></text:p>
          </draw:text-box>
        </draw:frame>
        <draw:polygon draw:style-name="gr5" draw:text-style-name="P1" draw:layer="layout" svg:width="8.887cm" svg:height="6.985cm" svg:x="17.783cm" svg:y="6.35cm" svg:viewBox="0 0 8888 6986" draw:points="4444,6986 0,6986 0,0 8888,0 8888,6986">
          <text:p/>
        </draw:polygon>
        <draw:polyline draw:style-name="gr4" draw:text-style-name="P1" draw:layer="layout" svg:width="8.887cm" svg:height="6.985cm" svg:x="17.783cm" svg:y="6.35cm" svg:viewBox="0 0 8888 6986" draw:points="4444,6986 0,6986 0,0 8888,0 8888,6986 4444,6986">
          <text:p/>
        </draw:polyline>
        <draw:frame draw:style-name="gr10" draw:text-style-name="P3" draw:layer="layout" svg:width="3.609cm" svg:height="0.64cm" svg:x="20.32cm" svg:y="6.35cm">
          <draw:text-box>
            <text:p><text:span text:style-name="T2">ChessGrid2D_Base</text:span></text:p>
          </draw:text-box>
        </draw:frame>
        <draw:polygon draw:style-name="gr5" draw:text-style-name="P1" draw:layer="layout" svg:width="5.714cm" svg:height="5.714cm" svg:x="20.32cm" svg:y="6.986cm" svg:viewBox="0 0 5715 5715" draw:points="2858,5715 0,5715 0,0 5715,0 5715,5715">
          <text:p/>
        </draw:polygon>
        <draw:polyline draw:style-name="gr4" draw:text-style-name="P1" draw:layer="layout" svg:width="5.714cm" svg:height="5.714cm" svg:x="20.32cm" svg:y="6.986cm" svg:viewBox="0 0 5715 5715" draw:points="2858,5715 0,5715 0,0 5715,0 5715,5715 2858,5715">
          <text:p/>
        </draw:polyline>
        <draw:frame draw:style-name="gr11" draw:text-style-name="P4" draw:layer="layout" svg:width="2.826cm" svg:height="0.963cm" svg:x="22.015cm" svg:y="7.348cm">
          <draw:text-box>
            <text:p><text:span text:style-name="T3">UIBoard</text:span></text:p>
          </draw:text-box>
        </draw:frame>
        <draw:polygon draw:style-name="gr5" draw:text-style-name="P1" draw:layer="layout" svg:width="1.904cm" svg:height="0.846cm" svg:x="23.495cm" svg:y="9.525cm" svg:viewBox="0 0 1905 847" draw:points="953,847 0,847 0,0 1905,0 1905,847">
          <text:p/>
        </draw:polygon>
        <draw:polyline draw:style-name="gr4" draw:text-style-name="P1" draw:layer="layout" svg:width="1.904cm" svg:height="0.846cm" svg:x="23.495cm" svg:y="9.525cm" svg:viewBox="0 0 1905 847" draw:points="953,847 0,847 0,0 1905,0 1905,847 953,847">
          <text:p/>
        </draw:polyline>
        <draw:frame draw:style-name="gr12" draw:text-style-name="P3" draw:layer="layout" svg:width="1.984cm" svg:height="0.64cm" svg:x="23.706cm" svg:y="9.747cm">
          <draw:text-box>
            <text:p><text:span text:style-name="T2">UISquare</text:span></text:p>
          </draw:text-box>
        </draw:frame>
        <draw:polygon draw:style-name="gr5" draw:text-style-name="P1" draw:layer="layout" svg:width="1.904cm" svg:height="0.845cm" svg:x="23.495cm" svg:y="10.372cm" svg:viewBox="0 0 1905 846" draw:points="953,846 0,846 0,0 1905,0 1905,846">
          <text:p/>
        </draw:polygon>
        <draw:polyline draw:style-name="gr4" draw:text-style-name="P1" draw:layer="layout" svg:width="1.904cm" svg:height="0.845cm" svg:x="23.495cm" svg:y="10.372cm" svg:viewBox="0 0 1905 846" draw:points="953,846 0,846 0,0 1905,0 1905,846 953,846">
          <text:p/>
        </draw:polyline>
        <draw:frame draw:style-name="gr12" draw:text-style-name="P3" draw:layer="layout" svg:width="1.984cm" svg:height="0.64cm" svg:x="23.706cm" svg:y="10.594cm">
          <draw:text-box>
            <text:p><text:span text:style-name="T2">UISquare</text:span></text:p>
          </draw:text-box>
        </draw:frame>
        <draw:polygon draw:style-name="gr5" draw:text-style-name="P1" draw:layer="layout" svg:width="1.904cm" svg:height="0.846cm" svg:x="23.495cm" svg:y="11.218cm" svg:viewBox="0 0 1905 847" draw:points="953,847 0,847 0,0 1905,0 1905,847">
          <text:p/>
        </draw:polygon>
        <draw:polyline draw:style-name="gr4" draw:text-style-name="P1" draw:layer="layout" svg:width="1.904cm" svg:height="0.846cm" svg:x="23.495cm" svg:y="11.218cm" svg:viewBox="0 0 1905 847" draw:points="953,847 0,847 0,0 1905,0 1905,847 953,847">
          <text:p/>
        </draw:polyline>
        <draw:frame draw:style-name="gr12" draw:text-style-name="P3" draw:layer="layout" svg:width="1.984cm" svg:height="0.64cm" svg:x="23.706cm" svg:y="11.44cm">
          <draw:text-box>
            <text:p><text:span text:style-name="T2">UISquare</text:span></text:p>
          </draw:text-box>
        </draw:frame>
        <draw:polygon draw:style-name="gr5" draw:text-style-name="P1" draw:layer="layout" svg:width="1.904cm" svg:height="0.634cm" svg:x="17.781cm" svg:y="1.906cm" svg:viewBox="0 0 1905 635" draw:points="953,635 0,635 0,0 1905,0 1905,635">
          <text:p/>
        </draw:polygon>
        <draw:polyline draw:style-name="gr4" draw:text-style-name="P1" draw:layer="layout" svg:width="1.904cm" svg:height="0.634cm" svg:x="17.781cm" svg:y="1.906cm" svg:viewBox="0 0 1905 635" draw:points="953,635 0,635 0,0 1905,0 1905,635 953,635">
          <text:p/>
        </draw:polyline>
        <draw:frame draw:style-name="gr13" draw:text-style-name="P3" draw:layer="layout" svg:width="2.314cm" svg:height="0.64cm" svg:x="17.827cm" svg:y="2.022cm">
          <draw:text-box>
            <text:p><text:span text:style-name="T2">BoardMode</text:span></text:p>
          </draw:text-box>
        </draw:frame>
        <draw:rect draw:style-name="gr15" draw:text-style-name="P1" draw:layer="layout" svg:width="2.54cm" svg:height="0.635cm" svg:x="17.78cm" svg:y="3.175cm">
          <text:p text:style-name="P1">Base</text:p>
        </draw:rect>
        <draw:rect draw:style-name="gr15" draw:text-style-name="P1" draw:layer="layout" svg:width="6.985cm" svg:height="1.905cm" svg:x="6.35cm" svg:y="5.715cm">
          <text:p text:style-name="P1">UISquareDeleteMenu</text:p>
        </draw:rect>
        <draw:rect draw:style-name="gr15" draw:text-style-name="P1" draw:layer="layout" svg:width="5.08cm" svg:height="0.635cm" svg:x="17.78cm" svg:y="4.445cm">
          <text:p text:style-name="P1">SquareHandlers</text:p>
        </draw:rect>
        <draw:rect draw:style-name="gr15" draw:text-style-name="P1" draw:layer="layout" svg:width="5.715cm" svg:height="0.635cm" svg:x="17.78cm" svg:y="5.08cm">
          <text:p text:style-name="P1">MenuBarHandlers</text:p>
        </draw:rect>
        <presentation:notes draw:style-name="dp2">
          <draw:page-thumbnail draw:style-name="gr14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7" draw:layer="layout" svg:width="9.525cm" svg:height="0.963cm" svg:x="0.636cm" svg:y="0.308cm">
          <draw:text-box>
            <text:p>Test Harness</text:p>
          </draw:text-box>
        </draw:frame>
        <presentation:notes draw:style-name="dp2">
          <draw:page-thumbnail draw:style-name="gr14" draw:layer="layout" svg:width="13.968cm" svg:height="10.476cm" svg:x="3.81cm" svg:y="2.123cm" draw:page-number="8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11-15T22:47:57.14</meta:creation-date>
    <meta:editing-duration>PT00H23M41S</meta:editing-duration>
    <meta:editing-cycles>5</meta:editing-cycles>
    <dc:date>2009-11-15T23:28:00.58</dc:date>
    <meta:generator>OOo-dev/3.2$Win32 OpenOffice.org_project/320m2$Build-9432</meta:generator>
    <meta:document-statistic meta:object-count="126"/>
  </office:meta>
</office:document-meta>
</file>